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JetBrains Mono" svg:font-family="'JetBrains Mono'"/>
    <style:font-face style:name="JetBrains Mono1"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ptos" fo:language="de" fo:country="CH" officeooo:rsid="001e817b" officeooo:paragraph-rsid="001e817b"/>
    </style:style>
    <style:style style:name="P2" style:family="paragraph" style:parent-style-name="Standard">
      <style:text-properties style:font-name="Aptos" fo:language="de" fo:country="CH" officeooo:rsid="0020dbcb" officeooo:paragraph-rsid="0020dbcb"/>
    </style:style>
    <style:style style:name="P3" style:family="paragraph" style:parent-style-name="Standard">
      <style:text-properties style:font-name="Aptos" fo:font-size="11pt" fo:language="de" fo:country="CH" officeooo:rsid="0020dbcb" officeooo:paragraph-rsid="0020dbcb" style:font-size-asian="11pt" style:font-size-complex="11pt"/>
    </style:style>
    <style:style style:name="P4" style:family="paragraph" style:parent-style-name="Text_20_body">
      <style:text-properties style:font-name="Aptos" fo:font-size="11pt" fo:language="de" fo:country="CH" officeooo:rsid="0022b148" officeooo:paragraph-rsid="0022b148" style:font-size-asian="11pt" style:font-size-complex="11pt"/>
    </style:style>
    <style:style style:name="P5" style:family="paragraph" style:parent-style-name="Standard">
      <style:text-properties style:font-name="Aptos" fo:font-size="11pt" fo:language="de" fo:country="CH" officeooo:rsid="002ac1e1" officeooo:paragraph-rsid="002893a8" style:font-size-asian="11pt" style:font-size-complex="11pt"/>
    </style:style>
    <style:style style:name="P6" style:family="paragraph" style:parent-style-name="Standard">
      <style:text-properties style:font-name="Aptos" fo:font-size="11pt" fo:language="de" fo:country="CH" officeooo:rsid="002ac1e1" officeooo:paragraph-rsid="002d271b" style:font-size-asian="11pt" style:font-size-complex="11pt"/>
    </style:style>
    <style:style style:name="P7" style:family="paragraph" style:parent-style-name="Standard">
      <style:text-properties style:font-name="Aptos" fo:font-size="11pt" officeooo:paragraph-rsid="002f72c1" style:font-size-asian="11pt" style:font-size-complex="11pt"/>
    </style:style>
    <style:style style:name="P8" style:family="paragraph" style:parent-style-name="Title">
      <style:text-properties style:font-name="Aptos" fo:font-size="22pt" fo:language="de" fo:country="CH" style:font-size-asian="22pt" style:font-size-complex="22pt"/>
    </style:style>
    <style:style style:name="P9" style:family="paragraph" style:parent-style-name="Standard">
      <style:text-properties officeooo:paragraph-rsid="002893a8"/>
    </style:style>
    <style:style style:name="P10" style:family="paragraph" style:parent-style-name="Standard">
      <style:text-properties officeooo:rsid="002ac1e1" officeooo:paragraph-rsid="002ac1e1"/>
    </style:style>
    <style:style style:name="P11" style:family="paragraph" style:parent-style-name="Standard">
      <style:text-properties officeooo:rsid="002ac1e1" officeooo:paragraph-rsid="002d271b"/>
    </style:style>
    <style:style style:name="P12" style:family="paragraph" style:parent-style-name="Standard">
      <style:text-properties officeooo:rsid="003064c5" officeooo:paragraph-rsid="003064c5"/>
    </style:style>
    <style:style style:name="P13" style:family="paragraph" style:parent-style-name="Standard">
      <style:text-properties officeooo:rsid="003064c5" officeooo:paragraph-rsid="0031a7dd"/>
    </style:style>
    <style:style style:name="P14" style:family="paragraph" style:parent-style-name="Standard">
      <style:text-properties officeooo:paragraph-rsid="0031a7dd"/>
    </style:style>
    <style:style style:name="P15" style:family="paragraph" style:parent-style-name="Standard">
      <style:text-properties officeooo:rsid="00345618" officeooo:paragraph-rsid="00345618"/>
    </style:style>
    <style:style style:name="P16" style:family="paragraph" style:parent-style-name="Standard">
      <style:text-properties officeooo:rsid="0036313a" officeooo:paragraph-rsid="00345618"/>
    </style:style>
    <style:style style:name="P17" style:family="paragraph" style:parent-style-name="Standard">
      <style:text-properties officeooo:rsid="0036313a" officeooo:paragraph-rsid="0036313a"/>
    </style:style>
    <style:style style:name="P18" style:family="paragraph" style:parent-style-name="Heading_20_3">
      <style:text-properties style:font-name="Aptos" fo:font-size="12pt" fo:language="de" fo:country="CH" style:font-size-asian="12pt" style:font-size-complex="12pt"/>
    </style:style>
    <style:style style:name="P19" style:family="paragraph" style:parent-style-name="Heading_20_3">
      <style:text-properties style:font-name="Aptos" fo:font-size="12pt" fo:language="de" fo:country="CH" officeooo:paragraph-rsid="002893a8" style:font-size-asian="12pt" style:font-size-complex="12pt"/>
    </style:style>
    <style:style style:name="P20" style:family="paragraph" style:parent-style-name="Heading_20_3">
      <style:text-properties style:font-name="Aptos" fo:font-size="12pt" fo:language="de" fo:country="CH" officeooo:rsid="003a249f" officeooo:paragraph-rsid="003a249f" style:font-size-asian="12pt" style:font-size-complex="12pt"/>
    </style:style>
    <style:style style:name="P21" style:family="paragraph" style:parent-style-name="Standard">
      <loext:graphic-properties draw:fill="solid" draw:fill-color="#1e1f22"/>
      <style:paragraph-properties fo:background-color="#1e1f22" fo:padding="0cm" fo:border="none" style:shadow="none"/>
    </style:style>
    <style:style style:name="P22" style:family="paragraph" style:parent-style-name="Standard">
      <style:text-properties style:font-name="Aptos" fo:font-size="11pt" fo:language="de" fo:country="CH" officeooo:rsid="002ac1e1" officeooo:paragraph-rsid="002ac1e1" style:font-size-asian="11pt" style:font-size-complex="11pt"/>
    </style:style>
    <style:style style:name="P23" style:family="paragraph" style:parent-style-name="Standard">
      <style:text-properties style:font-name="Aptos" fo:font-size="11pt" fo:language="de" fo:country="CH" officeooo:rsid="003064c5" officeooo:paragraph-rsid="003064c5" style:font-size-asian="11pt" style:font-size-complex="11pt"/>
    </style:style>
    <style:style style:name="P24" style:family="paragraph" style:parent-style-name="Standard">
      <style:text-properties style:font-name="Aptos" fo:font-size="11pt" fo:language="de" fo:country="CH" officeooo:rsid="00345618" officeooo:paragraph-rsid="00345618" style:font-size-asian="11pt" style:font-size-complex="11pt"/>
    </style:style>
    <style:style style:name="P25" style:family="paragraph" style:parent-style-name="Standard">
      <style:text-properties style:font-name="Aptos" fo:font-size="11pt" fo:language="de" fo:country="CH" officeooo:rsid="0036313a" officeooo:paragraph-rsid="0036313a" style:font-size-asian="11pt" style:font-size-complex="11pt"/>
    </style:style>
    <style:style style:name="P26" style:family="paragraph" style:parent-style-name="Standard">
      <style:text-properties style:font-name="Aptos" fo:font-size="11pt" fo:language="de" fo:country="CH" officeooo:paragraph-rsid="0036313a" style:font-size-asian="11pt" style:font-size-complex="11pt"/>
    </style:style>
    <style:style style:name="P27" style:family="paragraph" style:parent-style-name="Standard">
      <loext:graphic-properties draw:fill="solid" draw:fill-color="#1e1f22"/>
      <style:paragraph-properties fo:background-color="#1e1f22" fo:padding="0cm" fo:border="none" style:shadow="none"/>
    </style:style>
    <style:style style:name="P28" style:family="paragraph" style:parent-style-name="Standard">
      <loext:graphic-properties draw:fill="solid" draw:fill-color="#f8f8f8" draw:opacity="100%"/>
      <style:paragraph-properties fo:background-color="#f8f8f8" fo:padding="0cm" fo:border="none" style:shadow="none"/>
    </style:style>
    <style:style style:name="P29" style:family="paragraph" style:parent-style-name="Standard">
      <style:text-properties officeooo:paragraph-rsid="003aadfc"/>
    </style:style>
    <style:style style:name="P30" style:family="paragraph" style:parent-style-name="Text_20_body">
      <style:text-properties style:font-name="Aptos" fo:font-size="11pt" fo:language="de" fo:country="CH" officeooo:rsid="003865c4" officeooo:paragraph-rsid="003865c4" style:font-size-asian="11pt" style:font-size-complex="11pt"/>
    </style:style>
    <style:style style:name="P31" style:family="paragraph" style:parent-style-name="Text_20_body">
      <style:text-properties officeooo:paragraph-rsid="003a249f"/>
    </style:style>
    <style:style style:name="T1" style:family="text">
      <style:text-properties fo:color="#bcbec4" loext:opacity="100%" style:font-name="JetBrains Mono1" fo:font-size="10pt" fo:font-style="normal" fo:font-weight="normal" style:font-size-asian="10pt" style:font-style-asian="normal" style:font-weight-asian="normal"/>
    </style:style>
    <style:style style:name="T2" style:family="text">
      <style:text-properties fo:color="#bcbec4" loext:opacity="100%" style:font-name="JetBrains Mono1" fo:font-size="10pt" fo:font-style="normal" fo:font-weight="normal" style:font-size-asian="10pt" style:font-style-asian="normal" style:font-weight-asian="normal"/>
    </style:style>
    <style:style style:name="T3" style:family="text">
      <style:text-properties fo:color="#bcbec4" loext:opacity="100%" style:font-name="JetBrains Mono" fo:font-size="10pt" fo:language="de" fo:country="CH" fo:font-style="normal" fo:font-weight="normal" style:font-size-asian="10pt" style:font-style-asian="normal" style:font-weight-asian="normal" style:font-size-complex="11pt"/>
    </style:style>
    <style:style style:name="T4" style:family="text">
      <style:text-properties fo:color="#bcbec4" loext:opacity="100%" style:font-name="JetBrains Mono" fo:font-size="10pt" fo:language="de" fo:country="CH" fo:font-style="normal" fo:font-weight="normal" officeooo:rsid="0031a7dd" style:font-size-asian="10pt" style:font-style-asian="normal" style:font-weight-asian="normal" style:font-size-complex="11pt"/>
    </style:style>
    <style:style style:name="T5" style:family="text">
      <style:text-properties fo:color="#bcbec4" loext:opacity="100%" style:font-name="JetBrains Mono" fo:font-size="10pt" fo:language="de" fo:country="CH" fo:font-style="normal" fo:font-weight="normal" officeooo:rsid="003aadfc" style:font-size-asian="10pt" style:font-style-asian="normal" style:font-weight-asian="normal" style:font-size-complex="12pt"/>
    </style:style>
    <style:style style:name="T6" style:family="text">
      <style:text-properties fo:color="#bcbec4" loext:opacity="100%" style:font-name="JetBrains Mono" fo:font-size="10pt" fo:language="de" fo:country="CH" fo:font-style="normal" fo:font-weight="normal" officeooo:rsid="002f3eda" fo:background-color="transparent" loext:char-shading-value="0" style:font-size-asian="10pt" style:font-style-asian="normal" style:font-weight-asian="normal" style:font-size-complex="11pt"/>
    </style:style>
    <style:style style:name="T7" style:family="text">
      <style:text-properties fo:color="#bcbec4" loext:opacity="100%" style:font-name="Aptos" fo:font-size="12pt" fo:language="de" fo:country="CH" fo:font-style="normal" fo:font-weight="normal" officeooo:rsid="003aadfc" style:font-size-asian="12pt" style:font-style-asian="normal" style:font-weight-asian="normal" style:font-size-complex="12pt"/>
    </style:style>
    <style:style style:name="T8" style:family="text">
      <style:text-properties style:font-name="Aptos" fo:font-size="11pt" fo:language="de" fo:country="CH" style:font-size-asian="11pt" style:font-size-complex="11pt"/>
    </style:style>
    <style:style style:name="T9" style:family="text">
      <style:text-properties style:font-name="Aptos" fo:font-size="11pt" fo:language="de" fo:country="CH" officeooo:rsid="002ac1e1" style:font-size-asian="11pt" style:font-size-complex="11pt"/>
    </style:style>
    <style:style style:name="T10" style:family="text">
      <style:text-properties style:font-name="Aptos" fo:font-size="11pt" fo:language="de" fo:country="CH" officeooo:rsid="003064c5" style:font-size-asian="11pt" style:font-size-complex="11pt"/>
    </style:style>
    <style:style style:name="T11" style:family="text">
      <style:text-properties style:font-name="Aptos" fo:font-size="11pt" fo:language="de" fo:country="CH" officeooo:rsid="0031a7dd" style:font-size-asian="11pt" style:font-size-complex="11pt"/>
    </style:style>
    <style:style style:name="T12" style:family="text">
      <style:text-properties style:font-name="Aptos" fo:font-size="12pt" fo:language="de" fo:country="CH" officeooo:rsid="003a249f" style:font-size-asian="12pt" style:font-size-complex="12pt"/>
    </style:style>
    <style:style style:name="T13" style:family="text">
      <style:text-properties style:font-name="Aptos" fo:font-size="12pt" fo:language="de" fo:country="CH" officeooo:rsid="003aadfc" style:font-size-asian="12pt" style:font-size-complex="12pt"/>
    </style:style>
    <style:style style:name="T14" style:family="text">
      <style:text-properties officeooo:rsid="002f72c1"/>
    </style:style>
    <style:style style:name="T15" style:family="text">
      <style:text-properties fo:color="#cf8e6d" loext:opacity="100%" style:font-name="JetBrains Mono" fo:font-size="10pt" fo:language="de" fo:country="CH" fo:font-style="normal" fo:font-weight="normal" style:font-size-asian="10pt" style:font-style-asian="normal" style:font-weight-asian="normal" style:font-size-complex="11pt"/>
    </style:style>
    <style:style style:name="T16" style:family="text">
      <style:text-properties fo:color="#cf8e6d" loext:opacity="100%" style:font-name="JetBrains Mono1" fo:font-size="10pt" fo:font-style="normal" fo:font-weight="normal" style:font-size-asian="10pt" style:font-style-asian="normal" style:font-weight-asian="normal"/>
    </style:style>
    <style:style style:name="T17" style:family="text">
      <style:text-properties officeooo:rsid="0036313a"/>
    </style:style>
    <style:style style:name="T18" style:family="text">
      <style:text-properties officeooo:rsid="003064c5"/>
    </style:style>
    <style:style style:name="T19" style:family="text">
      <style:text-properties officeooo:rsid="003a249f"/>
    </style:style>
    <style:style style:name="T20" style:family="text">
      <style:text-properties style:font-name="JetBrains Mono1" fo:font-size="10pt" style:font-size-asian="10pt" style:font-style-asian="normal" style:font-weight-asian="normal"/>
    </style:style>
    <style:style style:name="T21" style:family="text">
      <style:text-properties fo:color="#000000" loext:opacity="100%" style:font-name="JetBrains Mono1" fo:font-size="10pt" style:font-size-asian="10pt" style:font-style-asian="normal" style:font-weight-asian="normal"/>
    </style:style>
    <style:style style:name="T22" style:family="text">
      <style:text-properties fo:color="#bbbbbb" loext:opacity="100%" style:font-name="JetBrains Mono1" fo:font-size="10pt" style:font-size-asian="10pt" style:font-style-asian="normal" style:font-weight-asian="normal"/>
    </style:style>
    <style:style style:name="T23" style:family="text">
      <style:text-properties fo:color="#666666" loext:opacity="100%" style:font-name="JetBrains Mono1" fo:font-size="10pt" style:font-size-asian="10pt" style:font-style-asian="normal" style:font-weight-asian="normal"/>
    </style:style>
    <style:style style:name="T24" style:family="text">
      <style:text-properties fo:color="#008000" loext:opacity="100%" style:font-name="JetBrains Mono1" fo:font-size="10pt" fo:font-weight="bold" style:font-size-asian="10pt" style:font-style-asian="normal" style:font-weight-asian="normal"/>
    </style:style>
    <style:style style:name="T25" style:family="text">
      <style:text-properties fo:color="#767600" loext:opacity="100%" style:font-name="JetBrains Mono1" fo:font-size="10pt" style:font-size-asian="10pt" style:font-style-asian="normal" style:font-weight-asian="normal"/>
    </style:style>
    <style:style style:name="T26" style:family="text">
      <style:text-properties fo:color="#b00040" loext:opacity="100%" style:font-name="JetBrains Mono1" fo:font-size="10pt" style:font-size-asian="10pt" style:font-style-asian="normal" style:font-weight-asian="normal"/>
    </style:style>
    <style:style style:name="T27" style:family="text">
      <style:text-properties fo:color="#c77dbb" loext:opacity="100%" style:font-name="JetBrains Mono1" fo:font-size="10pt" fo:font-style="italic" fo:font-weight="normal" style:font-size-asian="10pt" style:font-style-asian="italic" style:font-weight-asian="normal"/>
    </style:style>
    <style:style style:name="T28" style:family="text">
      <style:text-properties officeooo:rsid="003b30a4"/>
    </style:style>
    <style:style style:name="T29" style:family="text">
      <style:text-properties officeooo:rsid="003bafbb"/>
    </style:style>
    <style:style style:name="T30" style:family="text">
      <style:text-properties officeooo:rsid="003bb5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bsichern eines Mailsystems</text:p>
      <text:p text:style-name="P1"/>
      <text:h text:style-name="P18" text:outline-level="3">1 Einleitung <text:span text:style-name="T29">(Done)</text:span></text:h>
      <text:p text:style-name="P4">Für die zweite Abgabe im Fach Cyber Sicherheit soll ein sicherer Mail-Server und ein DNS-Server im Labor eingerichtet werden. In diesem Bericht werden die einzelnen Schritte erklärt. Dabei wird auf die Stärken und Schwächen der Umsetzung in Bezug auf Sicherheit eingegangen. Zudem wird anhand von relevanten Logs und <text:span text:style-name="T28">einem </text:span>Testmail gezeigt, dass die Infrastruktur wie gedacht funktioniert. Im Anhang befinden sich die wichtigsten Konfigurationsdateien in ihrem finalen Zustand.</text:p>
      <text:h text:style-name="P18" text:outline-level="3"/>
      <text:h text:style-name="P18" text:outline-level="3">2 DNS-Server <text:span text:style-name="T29">(Done)</text:span></text:h>
      <text:p text:style-name="P5">Die Idee ist, eine Subdomain in der Domäne cyberlab.fhnw.ch zu definieren. Dazu müssen zuvor einige Informationen gesammelt werden. Zu Beginn werden die Nameserver der Domäne gesucht.</text:p>
      <text:p text:style-name="P9"><text:span text:style-name="T9"/></text:p>
      <text:p text:style-name="P21" loext:marker-style-name="T1"><text:span text:style-name="T6">&gt; dig cyberlab.fhnw.ch ns</text:span><text:span text:style-name="T1"><text:line-break/><text:line-break/>; &lt;&lt;&gt;&gt; DiG 9.18.18-0ubuntu0.22.04.2-Ubuntu &lt;&lt;&gt;&gt; cyberlab.fhnw.ch ns<text:line-break/>;; global options: +cmd<text:line-break/>;; Got answer:<text:line-break/>;; -&gt;&gt;HEADER&lt;&lt;- opcode: QUERY, status: NOERROR, id: 14958<text:line-break/>;; flags: qr rd ra; QUERY: 1, ANSWER: 2, AUTHORITY: 0, ADDITIONAL: 5<text:line-break/><text:line-break/>;; OPT PSEUDOSECTION:<text:line-break/>; EDNS: version: 0, flags:; udp: 65494<text:line-break/>;; QUESTION SECTION:<text:line-break/>;cyberlab.fhnw.ch.<text:tab/><text:tab/>IN<text:tab/>NS<text:line-break/><text:line-break/>;; ANSWER SECTION:<text:line-break/>cyberlab.fhnw.ch.<text:tab/>4774<text:tab/>IN<text:tab/>NS<text:tab/>srvNS02.cyberlab.fhnw.ch.<text:line-break/>cyberlab.fhnw.ch.<text:tab/>4774<text:tab/>IN<text:tab/>NS<text:tab/>srvNS01.cyberlab.fhnw.ch.<text:line-break/><text:line-break/>;; ADDITIONAL SECTION:<text:line-break/>srvNS01.cyberlab.fhnw.ch. 4774<text:tab/>IN<text:tab/>A<text:tab/>192.168.64.10<text:line-break/>srvNS01.cyberlab.fhnw.ch. 4774<text:tab/>IN<text:tab/>AAAA<text:tab/>2001:470:b78e:8000::10<text:line-break/>srvNS02.cyberlab.fhnw.ch. 4774<text:tab/>IN<text:tab/>AAAA<text:tab/>2001:470:b78e:8000::11<text:line-break/>srvNS02.cyberlab.fhnw.ch. 4774<text:tab/>IN<text:tab/>A<text:tab/>192.168.64.11<text:line-break/><text:line-break/>;; Query time: 0 msec<text:line-break/>;; SERVER: 127.0.0.53#53(127.0.0.53) (UDP)<text:line-break/>;; WHEN: Sat Jun 01 07:29:49 UTC 2024<text:line-break/>;; MSG SIZE <text:s/>rcvd: 177</text:span></text:p>
      <text:p text:style-name="P22"><text:s/></text:p>
      <text:p text:style-name="P10"><text:span text:style-name="T8"/></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Gearbeitet wurde an der Station 10, daher wurde die Subdomäne u10.cyberlab.fhnw.ch gewählt. Nun muss noch sichergestellt werden, dass Einträge für diese Subdomäne im Nameserver von cyberlab.fhnw.ch existieren.</text:p>
      <text:p text:style-name="P11"><text:span text:style-name="T8"/></text:p>
      <text:p text:style-name="P21" loext:marker-style-name="T1"><text:span text:style-name="T3">&gt; dig u10.cyberlab.fhnw.ch @192.168.64.10 ns +norecurse</text:span><text:span text:style-name="T1"><text:line-break/><text:line-break/>; &lt;&lt;&gt;&gt; DiG 9.18.18-0ubuntu0.22.04.2-Ubuntu &lt;&lt;&gt;&gt; u10.cyberlab.fhnw.ch @192.168.64.10 ns +norecurse<text:line-break/>;; global options: +cmd<text:line-break/>;; Got answer:<text:line-break/>;; -&gt;&gt;HEADER&lt;&lt;- opcode: QUERY, status: NOERROR, id: 46369<text:line-break/>;; flags: qr ra; QUERY: 1, ANSWER: 0, AUTHORITY: 2, ADDITIONAL: 3<text:line-break/><text:line-break/>;; OPT PSEUDOSECTION:<text:line-break/>; EDNS: version: 0, flags:; udp: 1232<text:line-break/>; COOKIE: 04d64f2da491433101000000662f44c579f5e89e5ad9adb2 (good)<text:line-break/>;; QUESTION SECTION:<text:line-break/>;u10.cyberlab.fhnw.ch.<text:tab/><text:tab/>IN<text:tab/>NS<text:line-break/><text:line-break/>;; AUTHORITY SECTION:<text:line-break/>u10.cyberlab.fhnw.ch.<text:tab/>4800<text:tab/>IN<text:tab/>NS<text:tab/>ns1.u10.cyberlab.fhnw.ch.<text:line-break/>u10.cyberlab.fhnw.ch.<text:tab/>4800<text:tab/>IN<text:tab/>NS<text:tab/>ns2.u10.cyberlab.fhnw.ch.<text:line-break/><text:line-break/>;; ADDITIONAL SECTION:<text:line-break/>ns2.u10.cyberlab.fhnw.ch. 4800<text:tab/>IN<text:tab/>A<text:tab/>192.168.97.81<text:line-break/>ns1.u10.cyberlab.fhnw.ch. 4800<text:tab/>IN<text:tab/>A<text:tab/>192.168.97.80<text:line-break/><text:line-break/>;; Query time: 0 msec<text:line-break/>;; SERVER: 192.168.64.10#53(192.168.64.10) (UDP)<text:line-break/>;; WHEN: Mon Apr 29 06:57:09 UTC 2024<text:line-break/>;; MSG SIZE <text:s/>rcvd: 145</text:span></text:p>
      <text:p text:style-name="P11"><text:span text:style-name="T8"/></text:p>
      <text:p text:style-name="P6">Mit diesen Informationen kann nun der DNS-Server für die Subdomain aufgesetzt werden. Eine virtuelle Ma<text:span text:style-name="T14">s</text:span>chine wurde eingerichtet und der Dienst <text:span text:style-name="T14">B</text:span>ind9 darauf installiert. Diese Maschine wird ab sofort <text:span text:style-name="T14">U</text:span>buntu-<text:span text:style-name="T14">DNS</text:span> genannt. <text:span text:style-name="T14">Ein weitere virtuelle Maschine mit Bind9 wurde zusätzlich als Ubuntu-Slave zur Verfügung gestellt.</text:span></text:p>
      <text:p text:style-name="P6"/>
      <text:p text:style-name="P7">Beide Nameserver von cyberlab.fhnw.ch werden in die Datei /etc/bind/named.conf.options auf dem Ubuntu-DNS-Server aufgenommen, um Anfragen an den DNS-Server von cyberlab weiterzuleiten, falls der lokale DNS-Server die angefragte Domain nicht selbst auflösen kann.</text:p>
      <text:p text:style-name="P7"/>
      <text:p text:style-name="P21" loext:marker-style-name="T1"><text:span text:style-name="T1">forwarders {<text:line-break/> <text:tab/>192.168.64.10;<text:line-break/><text:tab/>192.168.64.11;<text:line-break/> };</text:span></text:p>
      <text:p text:style-name="P7"/>
      <text:p text:style-name="P23">Die Konfigurationsdatei für die Zone wird unter /etc/bind/db.u10.cyberlab.fhnw.ch erstellt. </text:p>
      <text:p text:style-name="P23">Es ist wichtig sicherzustellen, dass die korrekten IP-Adressen den Nameservern zugewiesen werden. Die IP-Adressen wurden zuvor mit dem Tool dig` ermittelt.</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21" loext:marker-style-name="T1"><text:soft-page-break/><text:span text:style-name="T3">$TTL 10800 ; 3 Stunden in Sekunden</text:span><text:span text:style-name="T1"><text:line-break/>u10.cyberlab.fhnw.ch. IN SOA ns1.u10.cyberlab.fhnw.ch. hostmaster.u10.cyberlab.fhnw.ch. (<text:line-break/><text:tab/><text:tab/><text:tab/><text:tab/>1<text:tab/>; Serial<text:line-break/><text:tab/><text:tab/><text:tab/><text:tab/>10800<text:tab/>; Refresh after 3 hours<text:line-break/><text:tab/><text:tab/><text:tab/><text:tab/>3600<text:tab/>; Retry after 1 hour<text:line-break/><text:tab/><text:tab/><text:tab/><text:tab/>604800<text:tab/>; Expire after 1 week<text:line-break/><text:tab/><text:tab/><text:tab/><text:tab/>3600<text:tab/>; Negativ caching TTL of 1<text:line-break/>)<text:line-break/><text:line-break/>; Nameserver<text:line-break/>u10.cyberlab.fhnw.ch.<text:tab/>IN<text:tab/>NS<text:tab/>ns1.u10.cyberlab.fhnw.ch.<text:line-break/>u10.cyberlab.fhnw.ch.<text:tab/>IN<text:tab/>NS<text:tab/>ns2.u10.cyberlab.fhnw.ch.<text:line-break/><text:line-break/>; Mailserver<text:line-break/>u10.cyberlab.fhnw.ch.<text:tab/>IN<text:tab/>MX<text:tab/>10 mail.u10.cyberlab.fhnw.ch.<text:line-break/><text:line-break/>; Hosts<text:line-break/>ns1.u10.cyberlab.fhnw.ch.<text:tab/>IN<text:tab/>A<text:tab/>192.168.97.80<text:line-break/>ns2.u10.cyberlab.fhnw.ch.<text:tab/>IN<text:tab/>A<text:tab/>192.168.97.81<text:line-break/>mail.u10.cyberlab.fhnw.ch.<text:tab/>IN<text:tab/>A<text:tab/>192.168.97.189</text:span></text:p>
      <text:p text:style-name="P12"><text:span text:style-name="T8"/></text:p>
      <text:p text:style-name="P14"><text:span text:style-name="T10">Die Konfigurationsdatei für die Rückwärtszonen unter /etc/bind/db.192.168.97 sieht </text:span><text:span text:style-name="T11">wie folgt aus. Ein Reverse-DNS-Lookup ermöglicht es, die IP-Adresse einer Maschine in ihren zugehörigen Hostnamen umzuwandeln.</text:span></text:p>
      <text:p text:style-name="P13"><text:span text:style-name="T11"/></text:p>
      <text:p text:style-name="P21" loext:marker-style-name="T1"><text:span text:style-name="T4">$TTL 10800 ; 3 Stunden in Sekunden</text:span><text:span text:style-name="T1"><text:line-break/>97.168.192.in-addr.arpa. IN SOA ns1.u10.cyberlab.fhnw.ch. hostmaster.u10.cyberlab.fhnw.ch. (<text:line-break/><text:tab/><text:tab/><text:tab/><text:tab/>1<text:tab/>; Serial<text:line-break/><text:tab/><text:tab/><text:tab/><text:tab/>10800<text:tab/>; Refresh after 3 hours<text:line-break/><text:tab/><text:tab/><text:tab/><text:tab/>3600<text:tab/>; Retry after 1 hour<text:line-break/><text:tab/><text:tab/><text:tab/><text:tab/>604800<text:tab/>; Expire after 1 week<text:line-break/><text:tab/><text:tab/><text:tab/><text:tab/>3600<text:tab/>; Negativ caching TTL of 1<text:line-break/>)<text:line-break/><text:line-break/>; Nameserver<text:line-break/>97.168.192.in-addr.arpa.<text:tab/>IN<text:tab/>NS<text:tab/>ns1.u10.cyberlab.fhnw.ch.<text:line-break/>97.168.192.in-addr.arpa.<text:tab/>IN<text:tab/>NS<text:tab/>ns2.u10.cyberlab.fhnw.ch.<text:line-break/><text:line-break/>; Reverse-Lookup<text:line-break/>80.97.168.192.in-addr.arpa.<text:tab/>IN<text:tab/>PTR<text:tab/>ns1.u10.cyberlab.fhnw.ch.<text:line-break/>81.97.168.192.in-addr.arpa.<text:tab/>IN<text:tab/>PTR<text:tab/>ns2.u10.cyberlab.fhnw.ch.<text:line-break/>189.97.168.192.in-addr.arpa.<text:tab/>IN<text:tab/>PTR<text:tab/>mail.u10.cyberlab.fhnw.ch.<text:line-break/></text:span></text:p>
      <text:p text:style-name="P13"><text:span text:style-name="T11"/></text:p>
      <text:p text:style-name="P24">Der Bind9 Dienst muss nun noch wissen, wo die Zonendateien gespeichert sind damit diese geladen werden. Bei der Ubuntu-DNS Machine definiert die Datei /etc/bind/named.conf.local dies. Die IP-Adresse des Ubuntu-Slaves als zweiter Nameserver für Ausfallsicherheit und Redundanz wird als Transfer angegeben.</text:p>
      <text:p text:style-name="P15"><text:span text:style-name="T8"/></text:p>
      <text:p text:style-name="P21" loext:marker-style-name="T1"><text:span text:style-name="T3">zone "u10.cyberlab.fhnw.ch" </text:span><text:span text:style-name="T1">{<text:line-break/><text:tab/>type master;<text:line-break/><text:tab/>file "/etc/bind/db.u10.cyberlab.fhnw.ch";<text:line-break/><text:tab/>allow-transfer { 192.168.97.81; };<text:line-break/>};<text:line-break/><text:line-break/>zone "97.168.192.in-addr.arpa" {<text:line-break/><text:tab/>type master;<text:line-break/><text:tab/>file "/etc/bind/db.192.168.97";<text:line-break/><text:tab/>allow-transfer { 192.168.97.81; };<text:line-break/>};<text:line-break/></text:span></text:p>
      <text:p text:style-name="P15"><text:span text:style-name="T8"/></text:p>
      <text:p text:style-name="P15"><text:span text:style-name="T8"/></text:p>
      <text:p text:style-name="P15"><text:span text:style-name="T8"/></text:p>
      <text:p text:style-name="P15"><text:soft-page-break/><text:span text:style-name="T8">Auf der Ubuntu-Slave genügt die Datei /etc/bind/named.conf.local, die Konfigurationsdaten der Zonen holt sich dieser vom ersten Nameserver.</text:span></text:p>
      <text:p text:style-name="P15"><text:span text:style-name="T8"/></text:p>
      <text:p text:style-name="P21" loext:marker-style-name="T1"><text:span text:style-name="T3">zone "u10.cyberlab.fhnw.ch" </text:span><text:span text:style-name="T1">{<text:line-break/><text:tab/>type slave;<text:line-break/><text:tab/>file "/var/cache/bind/db.u10.cyberlab.fhnw.ch";<text:line-break/><text:tab/>masters { 192.168.97.80; };<text:line-break/>};<text:line-break/><text:line-break/>zone "97.168.192.in-addr.arpa" {<text:line-break/><text:tab/>type slave;<text:line-break/><text:tab/>file "/var/cache/bind/db.192.168.97";<text:line-break/><text:tab/>masters { 192.168.97.80; };<text:line-break/>};</text:span></text:p>
      <text:p text:style-name="P16"><text:span text:style-name="T8"/></text:p>
      <text:p text:style-name="P25">Es ist wichtig, sicherzustellen, dass die IP-Adressen der virtuellen Maschinen korrekt konfiguriert sind. Dies kann mithilfe von netplan und der Datei /etc/netplan/00-installer-config.yaml erfolgen. Hier ein Beispiel von der Ubuntu-DNS Machine:</text:p>
      <text:p text:style-name="P17"><text:span text:style-name="T8"/></text:p>
      <text:p text:style-name="P21" loext:marker-style-name="T1"><text:span text:style-name="T15">network</text:span><text:span text:style-name="T1">:<text:line-break/> <text:s/></text:span><text:span text:style-name="T16">ethernets</text:span><text:span text:style-name="T1">:<text:line-break/> <text:s text:c="3"/></text:span><text:span text:style-name="T16">enp0s3</text:span><text:span text:style-name="T1">:<text:line-break/> <text:s text:c="5"/></text:span><text:span text:style-name="T16">dhcp4</text:span><text:span text:style-name="T1">: false<text:line-break/> <text:s text:c="5"/></text:span><text:span text:style-name="T16">addresses</text:span><text:span text:style-name="T1">:<text:line-break/> <text:s text:c="7"/>- 192.168.97.80/22<text:line-break/> <text:s text:c="5"/></text:span><text:span text:style-name="T16">routes</text:span><text:span text:style-name="T1">:<text:line-break/> <text:s text:c="7"/>- </text:span><text:span text:style-name="T16">to</text:span><text:span text:style-name="T1">: default<text:line-break/> <text:s text:c="9"/></text:span><text:span text:style-name="T16">via</text:span><text:span text:style-name="T1">: 192.168.96.1<text:line-break/> <text:s text:c="5"/></text:span><text:span text:style-name="T16">nameservers</text:span><text:span text:style-name="T1">:<text:line-break/> <text:s text:c="7"/></text:span><text:span text:style-name="T16">addresses</text:span><text:span text:style-name="T1">: [192.168.97.80]<text:line-break/> <text:s/></text:span><text:span text:style-name="T16">version</text:span><text:span text:style-name="T1">: 2</text:span></text:p>
      <text:p text:style-name="P17"><text:span text:style-name="T8"/></text:p>
      <text:p text:style-name="P26"><text:span text:style-name="T17">Nachdem die IP-Adresse korrekt eingestellt wurde, kann der Bind9-Dienst neu gestartet werden. Die Subdomäne u10.cyberlab.fhnw.ch ist jetzt einsatzbereit.</text:span></text:p>
      <text:h text:style-name="P19" text:outline-level="3"/>
      <text:h text:style-name="P19" text:outline-level="3">3 Mail-Server <text:span text:style-name="T29">(ToDo)</text:span></text:h>
      <text:p text:style-name="P3">Tbd</text:p>
      <text:p text:style-name="P2"/>
      <text:p text:style-name="P1"/>
      <text:h text:style-name="P18" text:outline-level="3">4 SPF/DKIM <text:span text:style-name="T29">(ToDo)</text:span></text:h>
      <text:p text:style-name="P3">Tbd</text:p>
      <text:p text:style-name="P2"/>
      <text:p text:style-name="P1"/>
      <text:h text:style-name="P18" text:outline-level="3">5 Greylisting <text:span text:style-name="T29">(ToDo)</text:span></text:h>
      <text:p text:style-name="P3">Tbd</text:p>
      <text:p text:style-name="P2"/>
      <text:p text:style-name="P1"/>
      <text:h text:style-name="P18" text:outline-level="3">6 Bayes <text:span text:style-name="T29">(ToDo)</text:span></text:h>
      <text:p text:style-name="P3">Tbd</text:p>
      <text:p text:style-name="P2"/>
      <text:p text:style-name="P1"/>
      <text:h text:style-name="P20" text:outline-level="3" text:is-list-header="true"><text:soft-page-break/></text:h>
      <text:h text:style-name="P20" text:outline-level="3">7 Absicherung überprüfen <text:span text:style-name="T30">(Pending)</text:span></text:h>
      <text:p text:style-name="P21" loext:marker-style-name="T1"><text:span text:style-name="T1">From damjan@u10.cyberlab.fhnw.ch <text:s/>Sat Jun <text:s/>1 11:31:36 2024<text:line-break/>Return-Path: &lt;damjan@u10.cyberlab.fhnw.ch&gt;<text:line-break/>X-Original-To: reflector@cyberlab.fhnw.ch<text:line-break/>Delivered-To: reflector@cyberlab.fhnw.ch<text:line-break/>Received: from localhost (localhost [127.0.0.1])<text:line-break/><text:tab/>by srvMSG01.cyberlab.fhnw.ch (Postfix) with ESMTP id 5791A60122<text:line-break/><text:tab/>for &lt;reflector@cyberlab.fhnw.ch&gt;; Sat, <text:s/>1 Jun 2024 11:31:36 +0200 (CEST)<text:line-break/>Authentication-Results: srvmsg01.cyberlab.fhnw.ch (amavisd-new);<text:line-break/><text:tab/>dkim=pass (2048-bit key) header.d=u10.cyberlab.fhnw.ch<text:line-break/>Received: from srvMSG01.cyberlab.fhnw.ch ([IPv6:::1])<text:line-break/><text:tab/>by localhost (srvmsg01.cyberlab.fhnw.ch [IPv6:::1]) (amavisd-new, port 10024)<text:line-break/><text:tab/>with ESMTP id inQEUjBPMGLZ for &lt;reflector@cyberlab.fhnw.ch&gt;;<text:line-break/><text:tab/>Sat, <text:s/>1 Jun 2024 11:31:36 +0200 (CEST)<text:line-break/>Received-SPF: Pass (mailfrom) identity=mailfrom; client-ip=192.168.97.189; helo=mail.u10.cyberlab.fhnw.ch; envelope-from=damjan@u10.cyberlab.fhnw.ch; receiver=&lt;UNKNOWN&gt;<text:line-break/>Received: from mail.u10.cyberlab.fhnw.ch (unknown [192.168.97.189])<text:line-break/><text:tab/>by srvMSG01.cyberlab.fhnw.ch (Postfix) with ESMTPS id 3FD1F6011A<text:line-break/><text:tab/>for &lt;reflector@cyberlab.fhnw.ch&gt;; Sat, <text:s/>1 Jun 2024 11:31:36 +0200 (CEST)<text:line-break/>DKIM-Signature: v=1; a=rsa-sha256; c=relaxed/simple; d=u10.cyberlab.fhnw.ch;<text:line-break/><text:tab/>s=mail; t=1717234296;<text:line-break/><text:tab/>bh=fA+/05Z0LbMk1N/rf8vAu7311wt082842KX3V/hHP3k=;<text:line-break/><text:tab/>h=Date:From:To:Subject:From;<text:line-break/><text:tab/>b=ASbZIJO0/1MFgrdICwRUqg07X2HKF3hvE03ZBZqyYgLGSfC3P/1IjGnWeDoHL1sIr<text:line-break/><text:tab/> b+NanJ/fnJhpXmjTXWyi3Zx/Ol6t+O7NYDe9Yw+26yrXuFMFq8ZsZvy59VSWZrGyS4<text:line-break/><text:tab/> DKR2RGXRuRdI/wRVY0KThFGGK9ffTnkb0ruIghVG+2IQc7nwS2Q6VRKq4zRUTBAkA+<text:line-break/><text:tab/> WGzUF/3THlIbN0sd0zR1s6Ms3jyFUrVEQ8yO2gjqqHalgVmVl5uirgh/kdqBrNhiCd<text:line-break/><text:tab/> VbcWRZgFn4jvup0/S8hFRI2mAPOIZRn6U6w0x1stscYjNitYvsZ4YRsSr4ihnxMXKQ<text:line-break/><text:tab/> cV9dSb00gZriw==<text:line-break/>Received: by mail.u10.cyberlab.fhnw.ch (Postfix, from userid 1000)<text:line-break/><text:tab/>id 2027460676; Sat, <text:s/>1 Jun 2024 09:31:36 +0000 (UTC)<text:line-break/>Date: Sat, 01 Jun 2024 09:31:36 +0000<text:line-break/>From: damjan@u10.cyberlab.fhnw.ch<text:line-break/>To: reflector@cyberlab.fhnw.ch<text:line-break/>Subject: clean<text:line-break/>Message-ID: &lt;20240601093136.cd26s%damjan@u10.cyberlab.fhnw.ch&gt;<text:line-break/>User-Agent: s-nail v14.9.23<text:line-break/><text:line-break/>Dies ist eine Nachricht von Damjan Mlinar an den Reflector von Cyberlab</text:span></text:p>
      <text:p text:style-name="P28" loext:marker-style-name="T1"><text:span text:style-name="T21"/></text:p>
      <text:p text:style-name="P31"><text:span text:style-name="T12">--- </text:span><text:span text:style-name="T13">Verhalten bei Virus-Mail ---</text:span></text:p>
      <text:p text:style-name="P21" loext:marker-style-name="T1"><text:span text:style-name="T5">Jun <text:s/></text:span><text:span text:style-name="T27">1 </text:span><text:span text:style-name="T1">09:18:25 postfix postfix/pickup[</text:span><text:span text:style-name="T27">3037</text:span><text:span text:style-name="T1">]: </text:span><text:span text:style-name="T27">9809760673</text:span><text:span text:style-name="T1">: uid=</text:span><text:span text:style-name="T27">1000</text:span><text:span text:style-name="T1"> from=&lt;damjan@</text:span><text:span text:style-name="T27">u10.cyberlab.fhnw.ch</text:span><text:span text:style-name="T1">&gt;<text:line-break/>Jun <text:s/></text:span><text:span text:style-name="T27">1 </text:span><text:span text:style-name="T1">09:18:25 postfix postfix/cleanup[</text:span><text:span text:style-name="T27">3074</text:span><text:span text:style-name="T1">]: </text:span><text:span text:style-name="T27">9809760673</text:span><text:span text:style-name="T1">: message-id=&lt;</text:span><text:span text:style-name="T27">20240601091825</text:span><text:span text:style-name="T1">.kmRPh%damjan@</text:span><text:span text:style-name="T27">u10.cyberlab.fhnw.ch</text:span><text:span text:style-name="T1">&gt;<text:line-break/>Jun <text:s/></text:span><text:span text:style-name="T27">1 </text:span><text:span text:style-name="T1">09:18:25 postfix opendkim[</text:span><text:span text:style-name="T27">774</text:span><text:span text:style-name="T1">]: </text:span><text:span text:style-name="T27">9809760673</text:span><text:span text:style-name="T1">: DKIM-Signature field added (s=mail, d=</text:span><text:span text:style-name="T27">u10.cyberlab.fhnw.ch</text:span><text:span text:style-name="T1">)<text:line-break/>Jun <text:s/></text:span><text:span text:style-name="T27">1 </text:span><text:span text:style-name="T1">09:18:25 postfix postfix/qmgr[</text:span><text:span text:style-name="T27">1604</text:span><text:span text:style-name="T1">]: </text:span><text:span text:style-name="T27">9809760673</text:span><text:span text:style-name="T1">: from=&lt;damjan@</text:span><text:span text:style-name="T27">u10.cyberlab.fhnw.ch</text:span><text:span text:style-name="T1">&gt;, size=</text:span><text:span text:style-name="T27">440</text:span><text:span text:style-name="T1">, nrcpt=</text:span><text:span text:style-name="T27">1</text:span><text:span text:style-name="T1"> (queue active)<text:line-break/>Jun <text:s/></text:span><text:span text:style-name="T27">1 </text:span><text:span text:style-name="T1">09:18:25 postfix postfix/smtp[</text:span><text:span text:style-name="T27">3076</text:span><text:span text:style-name="T1">]: </text:span><text:span text:style-name="T27">9809760673</text:span><text:span text:style-name="T1">: to=&lt;reflector@</text:span><text:span text:style-name="T27">cyberlab.fhnw.ch</text:span><text:span text:style-name="T1">&gt;, relay=</text:span><text:span text:style-name="T27">srvMSG01.cyberlab.fhnw.ch</text:span><text:span text:style-name="T1">[</text:span><text:span text:style-name="T27">192</text:span><text:span text:style-name="T1">.</text:span><text:span text:style-name="T27">168</text:span><text:span text:style-name="T1">.</text:span><text:span text:style-name="T27">64</text:span><text:span text:style-name="T1">.</text:span><text:span text:style-name="T27">33</text:span><text:span text:style-name="T1">]:</text:span><text:span text:style-name="T27">25</text:span><text:span text:style-name="T1">, delay=</text:span><text:span text:style-name="T27">0</text:span><text:span text:style-name="T1">.</text:span><text:span text:style-name="T27">12</text:span><text:span text:style-name="T1">, delays=</text:span><text:span text:style-name="T27">0</text:span><text:span text:style-name="T1">.</text:span><text:span text:style-name="T27">06</text:span><text:span text:style-name="T1">/</text:span><text:span text:style-name="T27">0</text:span><text:span text:style-name="T1">/</text:span><text:span text:style-name="T27">0</text:span><text:span text:style-name="T1">.</text:span><text:span text:style-name="T27">02</text:span><text:span text:style-name="T1">/</text:span><text:span text:style-name="T27">0</text:span><text:span text:style-name="T1">.</text:span><text:span text:style-name="T27">04</text:span><text:span text:style-name="T1">, dsn=</text:span><text:span text:style-name="T27">2</text:span><text:span text:style-name="T1">.</text:span><text:span text:style-name="T27">0</text:span><text:span text:style-name="T1">.</text:span><text:span text:style-name="T27">0</text:span><text:span text:style-name="T1">, status=sent (</text:span><text:span text:style-name="T27">250 2</text:span><text:span text:style-name="T1">.</text:span><text:span text:style-name="T27">0</text:span><text:span text:style-name="T1">.</text:span><text:span text:style-name="T27">0</text:span><text:span text:style-name="T1"> Ok: queued as </text:span><text:span text:style-name="T27">B284E6011A</text:span><text:span text:style-name="T1">)<text:line-break/>Jun <text:s/></text:span><text:span text:style-name="T27">1 </text:span><text:span text:style-name="T1">09:18:25 postfix postfix/qmgr[</text:span><text:span text:style-name="T27">1604</text:span><text:span text:style-name="T1">]: </text:span><text:span text:style-name="T27">9809760673</text:span><text:span text:style-name="T1">: removed<text:line-break/>Jun <text:s/></text:span><text:span text:style-name="T27">1 </text:span><text:span text:style-name="T1">09:18:27 postfix postfix/smtpd[</text:span><text:span text:style-name="T27">3099</text:span><text:span text:style-name="T1">]: connect from </text:span><text:span text:style-name="T27">srvMSG01.cyberlab.fhnw.ch</text:span><text:span text:style-name="T1">[</text:span><text:span text:style-name="T27">192</text:span><text:span text:style-name="T1">.</text:span><text:span text:style-name="T27">168</text:span><text:span text:style-name="T1">.</text:span><text:span text:style-name="T27">64</text:span><text:span text:style-name="T1">.</text:span><text:span text:style-name="T27">33</text:span><text:span text:style-name="T1">]<text:line-break/>Jun <text:s/></text:span><text:span text:style-name="T27">1 </text:span><text:span text:style-name="T1">09:18:27 postfix policyd-spf[</text:span><text:span text:style-name="T27">3103</text:span><text:span text:style-name="T1">]: prepend Received-SPF: None (mailfrom) identity=mailfrom; client-ip=</text:span><text:span text:style-name="T27">192</text:span><text:span text:style-name="T1">.</text:span><text:span text:style-name="T27">168</text:span><text:span text:style-name="T1">.</text:span><text:span text:style-name="T27">64</text:span><text:span text:style-name="T1">.</text:span><text:span text:style-name="T27">33</text:span><text:span text:style-name="T1">; helo=</text:span><text:span text:style-name="T27">srvmsg01.cyberlab.fhnw.ch</text:span><text:span text:style-name="T1">; envelope-from=reflector@</text:span><text:span text:style-name="T27">srvmsg01.cyberlab.fhnw.ch</text:span><text:span text:style-name="T1">; receiver=&lt;UNKNOWN&gt; <text:line-break/>Jun <text:s/></text:span><text:span text:style-name="T27">1 </text:span><text:span text:style-name="T1">09:18:27 postfix postgrey[</text:span><text:span text:style-name="T27">989</text:span><text:span text:style-name="T1">]: action=pass, reason=client whitelist, client_name=</text:span><text:span text:style-name="T27">srvMSG01.cyberlab.fhnw.ch</text:span><text:span text:style-name="T1">, client_address=</text:span><text:span text:style-name="T27">192</text:span><text:span text:style-name="T1">.</text:span><text:span text:style-name="T27">168</text:span><text:span text:style-name="T1">.</text:span><text:span text:style-name="T27">64</text:span><text:span text:style-name="T1">.</text:span><text:span text:style-name="T27">33</text:span><text:span text:style-name="T1">/</text:span><text:span text:style-name="T27">32</text:span><text:span text:style-name="T1">, sender=reflector@</text:span><text:span text:style-name="T27">srvmsg01.cyberlab.fhnw.ch</text:span><text:span text:style-name="T1">, recipient=damjan@</text:span><text:span text:style-name="T27">u10.cyberlab.fhnw.ch<text:line-break/></text:span><text:span text:style-name="T1">Jun <text:s/></text:span><text:span text:style-name="T27">1 </text:span><text:span text:style-name="T1">09:18:27 postfix postgrey[</text:span><text:span text:style-name="T27">989</text:span><text:span text:style-name="T1">]: cleaning up old logs...<text:line-break/></text:span><text:soft-page-break/><text:span text:style-name="T1">Jun <text:s/></text:span><text:span text:style-name="T27">1 </text:span><text:span text:style-name="T1">09:18:27 postfix postfix/smtpd[</text:span><text:span text:style-name="T27">3099</text:span><text:span text:style-name="T1">]: </text:span><text:span text:style-name="T27">413BE60672</text:span><text:span text:style-name="T1">: client=</text:span><text:span text:style-name="T27">srvMSG01.cyberlab.fhnw.ch</text:span><text:span text:style-name="T1">[</text:span><text:span text:style-name="T27">192</text:span><text:span text:style-name="T1">.</text:span><text:span text:style-name="T27">168</text:span><text:span text:style-name="T1">.</text:span><text:span text:style-name="T27">64</text:span><text:span text:style-name="T1">.</text:span><text:span text:style-name="T27">33</text:span><text:span text:style-name="T1">]<text:line-break/>Jun <text:s/></text:span><text:span text:style-name="T27">1 </text:span><text:span text:style-name="T1">09:18:27 postfix postfix/cleanup[</text:span><text:span text:style-name="T27">3074</text:span><text:span text:style-name="T1">]: </text:span><text:span text:style-name="T27">413BE60672</text:span><text:span text:style-name="T1">: message-id=&lt;</text:span><text:span text:style-name="T27">20240601091826</text:span><text:span text:style-name="T1">.</text:span><text:span text:style-name="T27">D04496012B</text:span><text:span text:style-name="T1">@</text:span><text:span text:style-name="T27">srvMSG01.cyberlab.fhnw.ch</text:span><text:span text:style-name="T1">&gt;<text:line-break/>Jun <text:s/></text:span><text:span text:style-name="T27">1 </text:span><text:span text:style-name="T1">09:18:27 postfix opendkim[</text:span><text:span text:style-name="T27">774</text:span><text:span text:style-name="T1">]: </text:span><text:span text:style-name="T27">413BE60672</text:span><text:span text:style-name="T1">: </text:span><text:span text:style-name="T27">srvMSG01.cyberlab.fhnw.ch</text:span><text:span text:style-name="T1"> [</text:span><text:span text:style-name="T27">192</text:span><text:span text:style-name="T1">.</text:span><text:span text:style-name="T27">168</text:span><text:span text:style-name="T1">.</text:span><text:span text:style-name="T27">64</text:span><text:span text:style-name="T1">.</text:span><text:span text:style-name="T27">33</text:span><text:span text:style-name="T1">] not internal<text:line-break/>Jun <text:s/></text:span><text:span text:style-name="T27">1 </text:span><text:span text:style-name="T1">09:18:27 postfix opendkim[</text:span><text:span text:style-name="T27">774</text:span><text:span text:style-name="T1">]: </text:span><text:span text:style-name="T27">413BE60672</text:span><text:span text:style-name="T1">: not authenticated<text:line-break/>Jun <text:s/></text:span><text:span text:style-name="T27">1 </text:span><text:span text:style-name="T1">09:18:27 postfix opendkim[</text:span><text:span text:style-name="T27">774</text:span><text:span text:style-name="T1">]: </text:span><text:span text:style-name="T27">413BE60672</text:span><text:span text:style-name="T1">: no signature data<text:line-break/>Jun <text:s/></text:span><text:span text:style-name="T27">1 </text:span><text:span text:style-name="T1">09:18:27 postfix postfix/qmgr[</text:span><text:span text:style-name="T27">1604</text:span><text:span text:style-name="T1">]: </text:span><text:span text:style-name="T27">413BE60672</text:span><text:span text:style-name="T1">: from=&lt;reflector@</text:span><text:span text:style-name="T27">srvmsg01.cyberlab.fhnw.ch</text:span><text:span text:style-name="T1">&gt;, size=</text:span><text:span text:style-name="T27">5133</text:span><text:span text:style-name="T1">, nrcpt=</text:span><text:span text:style-name="T27">1</text:span><text:span text:style-name="T1"> (queue active)<text:line-break/>Jun <text:s/></text:span><text:span text:style-name="T27">1 </text:span><text:span text:style-name="T1">09:18:27 postfix postfix/smtpd[</text:span><text:span text:style-name="T27">3099</text:span><text:span text:style-name="T1">]: disconnect from </text:span><text:span text:style-name="T27">srvMSG01.cyberlab.fhnw.ch</text:span><text:span text:style-name="T1">[</text:span><text:span text:style-name="T27">192</text:span><text:span text:style-name="T1">.</text:span><text:span text:style-name="T27">168</text:span><text:span text:style-name="T1">.</text:span><text:span text:style-name="T27">64</text:span><text:span text:style-name="T1">.</text:span><text:span text:style-name="T27">33</text:span><text:span text:style-name="T1">] ehlo=</text:span><text:span text:style-name="T27">1</text:span><text:span text:style-name="T1"> mail=</text:span><text:span text:style-name="T27">1</text:span><text:span text:style-name="T1"> rcpt=</text:span><text:span text:style-name="T27">1</text:span><text:span text:style-name="T1"> data=</text:span><text:span text:style-name="T27">1</text:span><text:span text:style-name="T1"> quit=</text:span><text:span text:style-name="T27">1</text:span><text:span text:style-name="T1"> commands=</text:span><text:span text:style-name="T27">5<text:line-break/></text:span><text:span text:style-name="T1">Jun <text:s/></text:span><text:span text:style-name="T27">1 </text:span><text:span text:style-name="T1">09:18:28 postfix amavis[</text:span><text:span text:style-name="T27">1626</text:span><text:span text:style-name="T1">]: (</text:span><text:span text:style-name="T27">01626-01</text:span><text:span text:style-name="T1">) Blocked INFECTED (</text:span><text:span text:style-name="T27">Win.Test.EICAR_HDB-1</text:span><text:span text:style-name="T1">) {DiscardedInbound,Quarantined}, [</text:span><text:span text:style-name="T27">192</text:span><text:span text:style-name="T1">.</text:span><text:span text:style-name="T27">168</text:span><text:span text:style-name="T1">.</text:span><text:span text:style-name="T27">64</text:span><text:span text:style-name="T1">.</text:span><text:span text:style-name="T27">33</text:span><text:span text:style-name="T1">]:</text:span><text:span text:style-name="T27">57864</text:span><text:span text:style-name="T1"> &lt;reflector@</text:span><text:span text:style-name="T27">srvmsg01.cyberlab.fhnw.ch</text:span><text:span text:style-name="T1">&gt; -&gt; &lt;damjan@</text:span><text:span text:style-name="T27">u10.cyberlab.fhnw.ch</text:span><text:span text:style-name="T1">&gt;, quarantine: </text:span><text:span text:style-name="T27">7</text:span><text:span text:style-name="T1">/virus-7AueO3MCQ0Xg, Queue-ID: </text:span><text:span text:style-name="T27">413BE60672</text:span><text:span text:style-name="T1">, Message-ID: &lt;</text:span><text:span text:style-name="T27">20240601091826</text:span><text:span text:style-name="T1">.</text:span><text:span text:style-name="T27">D04496012B</text:span><text:span text:style-name="T1">@</text:span><text:span text:style-name="T27">srvmsg01.cyberlab.fhnw.ch</text:span><text:span text:style-name="T1">&gt;, mail_id: 7AueO3MCQ0Xg, Hits: -, size: </text:span><text:span text:style-name="T27">5098</text:span><text:span text:style-name="T1">, </text:span><text:span text:style-name="T27">981</text:span><text:span text:style-name="T1"> ms<text:line-break/>Jun <text:s/></text:span><text:span text:style-name="T27">1 </text:span><text:span text:style-name="T1">09:18:28 postfix postfix/smtp[</text:span><text:span text:style-name="T27">3104</text:span><text:span text:style-name="T1">]: </text:span><text:span text:style-name="T27">413BE60672</text:span><text:span text:style-name="T1">: to=&lt;damjan@</text:span><text:span text:style-name="T27">u10.cyberlab.fhnw.ch</text:span><text:span text:style-name="T1">&gt;, relay=</text:span><text:span text:style-name="T27">127</text:span><text:span text:style-name="T1">.</text:span><text:span text:style-name="T27">0</text:span><text:span text:style-name="T1">.</text:span><text:span text:style-name="T27">0</text:span><text:span text:style-name="T1">.</text:span><text:span text:style-name="T27">1</text:span><text:span text:style-name="T1">[</text:span><text:span text:style-name="T27">127</text:span><text:span text:style-name="T1">.</text:span><text:span text:style-name="T27">0</text:span><text:span text:style-name="T1">.</text:span><text:span text:style-name="T27">0</text:span><text:span text:style-name="T1">.</text:span><text:span text:style-name="T27">1</text:span><text:span text:style-name="T1">]:</text:span><text:span text:style-name="T27">10024</text:span><text:span text:style-name="T1">, delay=</text:span><text:span text:style-name="T27">1</text:span><text:span text:style-name="T1">.</text:span><text:span text:style-name="T27">2</text:span><text:span text:style-name="T1">, delays=</text:span><text:span text:style-name="T27">0</text:span><text:span text:style-name="T1">.</text:span><text:span text:style-name="T27">19</text:span><text:span text:style-name="T1">/</text:span><text:span text:style-name="T27">0</text:span><text:span text:style-name="T1">.</text:span><text:span text:style-name="T27">01</text:span><text:span text:style-name="T1">/</text:span><text:span text:style-name="T27">0</text:span><text:span text:style-name="T1">.</text:span><text:span text:style-name="T27">23</text:span><text:span text:style-name="T1">/</text:span><text:span text:style-name="T27">0</text:span><text:span text:style-name="T1">.</text:span><text:span text:style-name="T27">82</text:span><text:span text:style-name="T1">, dsn=</text:span><text:span text:style-name="T27">2</text:span><text:span text:style-name="T1">.</text:span><text:span text:style-name="T27">7</text:span><text:span text:style-name="T1">.</text:span><text:span text:style-name="T27">0</text:span><text:span text:style-name="T1">, status=sent (</text:span><text:span text:style-name="T27">250 2</text:span><text:span text:style-name="T1">.</text:span><text:span text:style-name="T27">7</text:span><text:span text:style-name="T1">.</text:span><text:span text:style-name="T27">0</text:span><text:span text:style-name="T1"> Ok, discarded, id=</text:span><text:span text:style-name="T27">01626-01</text:span><text:span text:style-name="T1"> - INFECTED: </text:span><text:span text:style-name="T27">Win.Test.EICAR_HDB-1</text:span><text:span text:style-name="T1">)<text:line-break/>Jun <text:s/></text:span><text:span text:style-name="T27">1 </text:span><text:span text:style-name="T1">09:18:28 postfix postfix/qmgr[</text:span><text:span text:style-name="T27">1604</text:span><text:span text:style-name="T1">]: </text:span><text:span text:style-name="T27">413BE60672</text:span><text:span text:style-name="T1">: removed</text:span></text:p>
      <text:p text:style-name="P29"><text:span text:style-name="T7"/></text:p>
      <text:p text:style-name="P29"><text:span text:style-name="T13">--- Verhalten bei Clean-Mail ---</text:span></text:p>
      <text:p text:style-name="P29"><text:span text:style-name="T13"/></text:p>
      <text:p text:style-name="P21" loext:marker-style-name="T1"><text:span text:style-name="T5">Jun <text:s/></text:span><text:span text:style-name="T27">1 </text:span><text:span text:style-name="T1">09:20:08 postfix postfix/pickup[</text:span><text:span text:style-name="T27">3037</text:span><text:span text:style-name="T1">]: </text:span><text:span text:style-name="T27">A3E0060673</text:span><text:span text:style-name="T1">: uid=</text:span><text:span text:style-name="T27">1000</text:span><text:span text:style-name="T1"> from=&lt;damjan@</text:span><text:span text:style-name="T27">u10.cyberlab.fhnw.ch</text:span><text:span text:style-name="T1">&gt;<text:line-break/>Jun <text:s/></text:span><text:span text:style-name="T27">1 </text:span><text:span text:style-name="T1">09:20:08 postfix postfix/cleanup[</text:span><text:span text:style-name="T27">3129</text:span><text:span text:style-name="T1">]: </text:span><text:span text:style-name="T27">A3E0060673</text:span><text:span text:style-name="T1">: message-id=&lt;</text:span><text:span text:style-name="T27">20240601092008</text:span><text:span text:style-name="T1">.NL2L-%damjan@</text:span><text:span text:style-name="T27">u10.cyberlab.fhnw.ch</text:span><text:span text:style-name="T1">&gt;<text:line-break/>Jun <text:s/></text:span><text:span text:style-name="T27">1 </text:span><text:span text:style-name="T1">09:20:08 postfix opendkim[</text:span><text:span text:style-name="T27">774</text:span><text:span text:style-name="T1">]: </text:span><text:span text:style-name="T27">A3E0060673</text:span><text:span text:style-name="T1">: DKIM-Signature field added (s=mail, d=</text:span><text:span text:style-name="T27">u10.cyberlab.fhnw.ch</text:span><text:span text:style-name="T1">)<text:line-break/>Jun <text:s/></text:span><text:span text:style-name="T27">1 </text:span><text:span text:style-name="T1">09:20:08 postfix postfix/qmgr[</text:span><text:span text:style-name="T27">1604</text:span><text:span text:style-name="T1">]: </text:span><text:span text:style-name="T27">A3E0060673</text:span><text:span text:style-name="T1">: from=&lt;damjan@</text:span><text:span text:style-name="T27">u10.cyberlab.fhnw.ch</text:span><text:span text:style-name="T1">&gt;, size=</text:span><text:span text:style-name="T27">440</text:span><text:span text:style-name="T1">, nrcpt=</text:span><text:span text:style-name="T27">1</text:span><text:span text:style-name="T1"> (queue active)<text:line-break/>Jun <text:s/></text:span><text:span text:style-name="T27">1 </text:span><text:span text:style-name="T1">09:20:08 postfix postfix/smtp[</text:span><text:span text:style-name="T27">3130</text:span><text:span text:style-name="T1">]: </text:span><text:span text:style-name="T27">A3E0060673</text:span><text:span text:style-name="T1">: to=&lt;reflector@</text:span><text:span text:style-name="T27">cyberlab.fhnw.ch</text:span><text:span text:style-name="T1">&gt;, relay=</text:span><text:span text:style-name="T27">srvMSG01.cyberlab.fhnw.ch</text:span><text:span text:style-name="T1">[</text:span><text:span text:style-name="T27">192</text:span><text:span text:style-name="T1">.</text:span><text:span text:style-name="T27">168</text:span><text:span text:style-name="T1">.</text:span><text:span text:style-name="T27">64</text:span><text:span text:style-name="T1">.</text:span><text:span text:style-name="T27">33</text:span><text:span text:style-name="T1">]:</text:span><text:span text:style-name="T27">25</text:span><text:span text:style-name="T1">, delay=</text:span><text:span text:style-name="T27">0</text:span><text:span text:style-name="T1">.</text:span><text:span text:style-name="T27">24</text:span><text:span text:style-name="T1">, delays=</text:span><text:span text:style-name="T27">0</text:span><text:span text:style-name="T1">.</text:span><text:span text:style-name="T27">07</text:span><text:span text:style-name="T1">/</text:span><text:span text:style-name="T27">0</text:span><text:span text:style-name="T1">.</text:span><text:span text:style-name="T27">01</text:span><text:span text:style-name="T1">/</text:span><text:span text:style-name="T27">0</text:span><text:span text:style-name="T1">.</text:span><text:span text:style-name="T27">06</text:span><text:span text:style-name="T1">/</text:span><text:span text:style-name="T27">0</text:span><text:span text:style-name="T1">.</text:span><text:span text:style-name="T27">1</text:span><text:span text:style-name="T1">, dsn=</text:span><text:span text:style-name="T27">2</text:span><text:span text:style-name="T1">.</text:span><text:span text:style-name="T27">0</text:span><text:span text:style-name="T1">.</text:span><text:span text:style-name="T27">0</text:span><text:span text:style-name="T1">, status=sent (</text:span><text:span text:style-name="T27">250 2</text:span><text:span text:style-name="T1">.</text:span><text:span text:style-name="T27">0</text:span><text:span text:style-name="T1">.</text:span><text:span text:style-name="T27">0</text:span><text:span text:style-name="T1"> Ok: queued as </text:span><text:span text:style-name="T27">DABC36011A</text:span><text:span text:style-name="T1">)<text:line-break/>Jun <text:s/></text:span><text:span text:style-name="T27">1 </text:span><text:span text:style-name="T1">09:20:08 postfix postfix/qmgr[</text:span><text:span text:style-name="T27">1604</text:span><text:span text:style-name="T1">]: </text:span><text:span text:style-name="T27">A3E0060673</text:span><text:span text:style-name="T1">: removed<text:line-break/>Jun <text:s/></text:span><text:span text:style-name="T27">1 </text:span><text:span text:style-name="T1">09:20:09 postfix postfix/smtpd[</text:span><text:span text:style-name="T27">3131</text:span><text:span text:style-name="T1">]: connect from </text:span><text:span text:style-name="T27">srvMSG01.cyberlab.fhnw.ch</text:span><text:span text:style-name="T1">[</text:span><text:span text:style-name="T27">192</text:span><text:span text:style-name="T1">.</text:span><text:span text:style-name="T27">168</text:span><text:span text:style-name="T1">.</text:span><text:span text:style-name="T27">64</text:span><text:span text:style-name="T1">.</text:span><text:span text:style-name="T27">33</text:span><text:span text:style-name="T1">]<text:line-break/>Jun <text:s/></text:span><text:span text:style-name="T27">1 </text:span><text:span text:style-name="T1">09:20:09 postfix policyd-spf[</text:span><text:span text:style-name="T27">3132</text:span><text:span text:style-name="T1">]: prepend Received-SPF: None (mailfrom) identity=mailfrom; client-ip=</text:span><text:span text:style-name="T27">192</text:span><text:span text:style-name="T1">.</text:span><text:span text:style-name="T27">168</text:span><text:span text:style-name="T1">.</text:span><text:span text:style-name="T27">64</text:span><text:span text:style-name="T1">.</text:span><text:span text:style-name="T27">33</text:span><text:span text:style-name="T1">; helo=</text:span><text:span text:style-name="T27">srvmsg01.cyberlab.fhnw.ch</text:span><text:span text:style-name="T1">; envelope-from=reflector@</text:span><text:span text:style-name="T27">srvmsg01.cyberlab.fhnw.ch</text:span><text:span text:style-name="T1">; receiver=&lt;UNKNOWN&gt; <text:line-break/>Jun <text:s/></text:span><text:span text:style-name="T27">1 </text:span><text:span text:style-name="T1">09:20:09 postfix postgrey[</text:span><text:span text:style-name="T27">989</text:span><text:span text:style-name="T1">]: action=pass, reason=client whitelist, client_name=</text:span><text:span text:style-name="T27">srvMSG01.cyberlab.fhnw.ch</text:span><text:span text:style-name="T1">, client_address=</text:span><text:span text:style-name="T27">192</text:span><text:span text:style-name="T1">.</text:span><text:span text:style-name="T27">168</text:span><text:span text:style-name="T1">.</text:span><text:span text:style-name="T27">64</text:span><text:span text:style-name="T1">.</text:span><text:span text:style-name="T27">33</text:span><text:span text:style-name="T1">/</text:span><text:span text:style-name="T27">32</text:span><text:span text:style-name="T1">, sender=reflector@</text:span><text:span text:style-name="T27">srvmsg01.cyberlab.fhnw.ch</text:span><text:span text:style-name="T1">, recipient=damjan@</text:span><text:span text:style-name="T27">u10.cyberlab.fhnw.ch<text:line-break/></text:span><text:span text:style-name="T1">Jun <text:s/></text:span><text:span text:style-name="T27">1 </text:span><text:span text:style-name="T1">09:20:09 postfix postfix/smtpd[</text:span><text:span text:style-name="T27">3131</text:span><text:span text:style-name="T1">]: </text:span><text:span text:style-name="T27">2C0AB60671</text:span><text:span text:style-name="T1">: client=</text:span><text:span text:style-name="T27">srvMSG01.cyberlab.fhnw.ch</text:span><text:span text:style-name="T1">[</text:span><text:span text:style-name="T27">192</text:span><text:span text:style-name="T1">.</text:span><text:span text:style-name="T27">168</text:span><text:span text:style-name="T1">.</text:span><text:span text:style-name="T27">64</text:span><text:span text:style-name="T1">.</text:span><text:span text:style-name="T27">33</text:span><text:span text:style-name="T1">]<text:line-break/>Jun <text:s/></text:span><text:span text:style-name="T27">1 </text:span><text:span text:style-name="T1">09:20:09 postfix postfix/cleanup[</text:span><text:span text:style-name="T27">3129</text:span><text:span text:style-name="T1">]: </text:span><text:span text:style-name="T27">2C0AB60671</text:span><text:span text:style-name="T1">: message-id=&lt;</text:span><text:span text:style-name="T27">20240601092009</text:span><text:span text:style-name="T1">.</text:span><text:span text:style-name="T27">076C06012B</text:span><text:span text:style-name="T1">@</text:span><text:span text:style-name="T27">srvMSG01.cyberlab.fhnw.ch</text:span><text:span text:style-name="T1">&gt;<text:line-break/>Jun <text:s/></text:span><text:span text:style-name="T27">1 </text:span><text:span text:style-name="T1">09:20:09 postfix opendkim[</text:span><text:span text:style-name="T27">774</text:span><text:span text:style-name="T1">]: </text:span><text:span text:style-name="T27">2C0AB60671</text:span><text:span text:style-name="T1">: </text:span><text:span text:style-name="T27">srvMSG01.cyberlab.fhnw.ch</text:span><text:span text:style-name="T1"> [</text:span><text:span text:style-name="T27">192</text:span><text:span text:style-name="T1">.</text:span><text:span text:style-name="T27">168</text:span><text:span text:style-name="T1">.</text:span><text:span text:style-name="T27">64</text:span><text:span text:style-name="T1">.</text:span><text:span text:style-name="T27">33</text:span><text:span text:style-name="T1">] not internal<text:line-break/>Jun <text:s/></text:span><text:span text:style-name="T27">1 </text:span><text:span text:style-name="T1">09:20:09 postfix opendkim[</text:span><text:span text:style-name="T27">774</text:span><text:span text:style-name="T1">]: </text:span><text:span text:style-name="T27">2C0AB60671</text:span><text:span text:style-name="T1">: not authenticated<text:line-break/>Jun <text:s/></text:span><text:span text:style-name="T27">1 </text:span><text:span text:style-name="T1">09:20:09 postfix opendkim[</text:span><text:span text:style-name="T27">774</text:span><text:span text:style-name="T1">]: </text:span><text:span text:style-name="T27">2C0AB60671</text:span><text:span text:style-name="T1">: no signature data<text:line-break/>Jun <text:s/></text:span><text:span text:style-name="T27">1 </text:span><text:span text:style-name="T1">09:20:09 postfix postfix/qmgr[</text:span><text:span text:style-name="T27">1604</text:span><text:span text:style-name="T1">]: </text:span><text:span text:style-name="T27">2C0AB60671</text:span><text:span text:style-name="T1">: from=&lt;reflector@</text:span><text:span text:style-name="T27">srvmsg01.cyberlab.fhnw.ch</text:span><text:span text:style-name="T1">&gt;, size=</text:span><text:span text:style-name="T27">4712</text:span><text:span text:style-name="T1">, nrcpt=</text:span><text:span text:style-name="T27">1</text:span><text:span text:style-name="T1"> (queue active)<text:line-break/>Jun <text:s/></text:span><text:span text:style-name="T27">1 </text:span><text:span text:style-name="T1">09:20:09 postfix postfix/smtpd[</text:span><text:span text:style-name="T27">3131</text:span><text:span text:style-name="T1">]: disconnect from </text:span><text:span text:style-name="T27">srvMSG01.cyberlab.fhnw.ch</text:span><text:span text:style-name="T1">[</text:span><text:span text:style-name="T27">192</text:span><text:span text:style-name="T1">.</text:span><text:span text:style-name="T27">168</text:span><text:span text:style-name="T1">.</text:span><text:span text:style-name="T27">64</text:span><text:span text:style-name="T1">.</text:span><text:span text:style-name="T27">33</text:span><text:span text:style-name="T1">] ehlo=</text:span><text:span text:style-name="T27">1</text:span><text:span text:style-name="T1"> mail=</text:span><text:span text:style-name="T27">1</text:span><text:span text:style-name="T1"> rcpt=</text:span><text:span text:style-name="T27">1</text:span><text:span text:style-name="T1"> data=</text:span><text:span text:style-name="T27">1</text:span><text:span text:style-name="T1"> quit=</text:span><text:span text:style-name="T27">1</text:span><text:span text:style-name="T1"> commands=</text:span><text:span text:style-name="T27">5<text:line-break/></text:span><text:span text:style-name="T1">Jun <text:s/></text:span><text:span text:style-name="T27">1 </text:span><text:span text:style-name="T1">09:20:10 postfix postfix/smtpd[</text:span><text:span text:style-name="T27">3136</text:span><text:span text:style-name="T1">]: connect from localhost[</text:span><text:span text:style-name="T27">127</text:span><text:span text:style-name="T1">.</text:span><text:span text:style-name="T27">0</text:span><text:span text:style-name="T1">.</text:span><text:span text:style-name="T27">0</text:span><text:span text:style-name="T1">.</text:span><text:span text:style-name="T27">1</text:span><text:span text:style-name="T1">]<text:line-break/>Jun <text:s/></text:span><text:span text:style-name="T27">1 </text:span><text:span text:style-name="T1">09:20:10 postfix postfix/smtpd[</text:span><text:span text:style-name="T27">3136</text:span><text:span text:style-name="T1">]: </text:span><text:span text:style-name="T27">3D03660673</text:span><text:span text:style-name="T1">: client=localhost[</text:span><text:span text:style-name="T27">127</text:span><text:span text:style-name="T1">.</text:span><text:span text:style-name="T27">0</text:span><text:span text:style-name="T1">.</text:span><text:span text:style-name="T27">0</text:span><text:span text:style-name="T1">.</text:span><text:span text:style-name="T27">1</text:span><text:span text:style-name="T1">]<text:line-break/>Jun <text:s/></text:span><text:span text:style-name="T27">1 </text:span><text:span text:style-name="T1">09:20:10 postfix postfix/cleanup[</text:span><text:span text:style-name="T27">3129</text:span><text:span text:style-name="T1">]: </text:span><text:span text:style-name="T27">3D03660673</text:span><text:span text:style-name="T1">: message-id=&lt;</text:span><text:span text:style-name="T27">20240601092009</text:span><text:span text:style-name="T1">.</text:span><text:span text:style-name="T27">076C06012B</text:span><text:span text:style-name="T1">@</text:span><text:span text:style-name="T27">srvMSG01.cyberlab.fhnw.ch</text:span><text:span text:style-name="T1">&gt;<text:line-break/>Jun <text:s/></text:span><text:span text:style-name="T27">1 </text:span><text:span text:style-name="T1">09:20:10 postfix opendkim[</text:span><text:span text:style-name="T27">774</text:span><text:span text:style-name="T1">]: </text:span><text:span text:style-name="T27">3D03660673</text:span><text:span text:style-name="T1">: no signing table match for 'reflector@srvmsg01.cyberlab.fhnw.ch'<text:line-break/>Jun <text:s/></text:span><text:span text:style-name="T27">1 </text:span><text:span text:style-name="T1">09:20:10 postfix opendkim[</text:span><text:span text:style-name="T27">774</text:span><text:span text:style-name="T1">]: </text:span><text:span text:style-name="T27">3D03660673</text:span><text:span text:style-name="T1">: no signature data<text:line-break/>Jun <text:s/></text:span><text:span text:style-name="T27">1 </text:span><text:span text:style-name="T1">09:20:10 postfix postfix/qmgr[</text:span><text:span text:style-name="T27">1604</text:span><text:span text:style-name="T1">]: </text:span><text:span text:style-name="T27">3D03660673</text:span><text:span text:style-name="T1">: from=&lt;reflector@</text:span><text:span text:style-name="T27">srvmsg01.cyberlab.fhnw.ch</text:span><text:span text:style-name="T1">&gt;, size=</text:span><text:span text:style-name="T27">5205</text:span><text:span text:style-name="T1">, nrcpt=</text:span><text:span text:style-name="T27">1</text:span><text:span text:style-name="T1"> (queue active)<text:line-break/>Jun <text:s/></text:span><text:span text:style-name="T27">1 </text:span><text:span text:style-name="T1">09:20:10 postfix postfix/local[</text:span><text:span text:style-name="T27">3137</text:span><text:span text:style-name="T1">]: </text:span><text:span text:style-name="T27">3D03660673</text:span><text:span text:style-name="T1">: to=&lt;damjan@</text:span><text:span text:style-name="T27">u10.cyberlab.fhnw.ch</text:span><text:span text:style-name="T1">&gt;, </text:span><text:soft-page-break/><text:span text:style-name="T1">relay=local, delay=</text:span><text:span text:style-name="T27">0</text:span><text:span text:style-name="T1">.</text:span><text:span text:style-name="T27">02</text:span><text:span text:style-name="T1">, delays=</text:span><text:span text:style-name="T27">0</text:span><text:span text:style-name="T1">.</text:span><text:span text:style-name="T27">01</text:span><text:span text:style-name="T1">/</text:span><text:span text:style-name="T27">0</text:span><text:span text:style-name="T1">/</text:span><text:span text:style-name="T27">0</text:span><text:span text:style-name="T1">/</text:span><text:span text:style-name="T27">0</text:span><text:span text:style-name="T1">.</text:span><text:span text:style-name="T27">01</text:span><text:span text:style-name="T1">, dsn=</text:span><text:span text:style-name="T27">2</text:span><text:span text:style-name="T1">.</text:span><text:span text:style-name="T27">0</text:span><text:span text:style-name="T1">.</text:span><text:span text:style-name="T27">0</text:span><text:span text:style-name="T1">, status=sent (delivered to maildir)<text:line-break/>Jun <text:s/></text:span><text:span text:style-name="T27">1 </text:span><text:span text:style-name="T1">09:20:10 postfix postfix/qmgr[</text:span><text:span text:style-name="T27">1604</text:span><text:span text:style-name="T1">]: </text:span><text:span text:style-name="T27">3D03660673</text:span><text:span text:style-name="T1">: removed<text:line-break/>Jun <text:s/></text:span><text:span text:style-name="T27">1 </text:span><text:span text:style-name="T1">09:20:10 postfix amavis[</text:span><text:span text:style-name="T27">1627</text:span><text:span text:style-name="T1">]: (</text:span><text:span text:style-name="T27">01627-01</text:span><text:span text:style-name="T1">) Passed CLEAN {RelayedInbound}, [</text:span><text:span text:style-name="T27">192</text:span><text:span text:style-name="T1">.</text:span><text:span text:style-name="T27">168</text:span><text:span text:style-name="T1">.</text:span><text:span text:style-name="T27">64</text:span><text:span text:style-name="T1">.</text:span><text:span text:style-name="T27">33</text:span><text:span text:style-name="T1">]:</text:span><text:span text:style-name="T27">48860</text:span><text:span text:style-name="T1"> &lt;reflector@</text:span><text:span text:style-name="T27">srvmsg01.cyberlab.fhnw.ch</text:span><text:span text:style-name="T1">&gt; -&gt; &lt;damjan@</text:span><text:span text:style-name="T27">u10.cyberlab.fhnw.ch</text:span><text:span text:style-name="T1">&gt;, Queue-ID: </text:span><text:span text:style-name="T27">2C0AB60671</text:span><text:span text:style-name="T1">, Message-ID: &lt;</text:span><text:span text:style-name="T27">20240601092009</text:span><text:span text:style-name="T1">.</text:span><text:span text:style-name="T27">076C06012B</text:span><text:span text:style-name="T1">@</text:span><text:span text:style-name="T27">srvmsg01.cyberlab.fhnw.ch</text:span><text:span text:style-name="T1">&gt;, mail_id: bPbNCGywhlkw, Hits: </text:span><text:span text:style-name="T27">-0.999</text:span><text:span text:style-name="T1">, size: </text:span><text:span text:style-name="T27">4677</text:span><text:span text:style-name="T1">, queued_as: </text:span><text:span text:style-name="T27">3D03660673</text:span><text:span text:style-name="T1">, </text:span><text:span text:style-name="T27">1067</text:span><text:span text:style-name="T1"> ms<text:line-break/>Jun <text:s/></text:span><text:span text:style-name="T27">1 </text:span><text:span text:style-name="T1">09:20:10 postfix postfix/smtp[</text:span><text:span text:style-name="T27">3133</text:span><text:span text:style-name="T1">]: </text:span><text:span text:style-name="T27">2C0AB60671</text:span><text:span text:style-name="T1">: to=&lt;damjan@</text:span><text:span text:style-name="T27">u10.cyberlab.fhnw.ch</text:span><text:span text:style-name="T1">&gt;, relay=</text:span><text:span text:style-name="T27">127</text:span><text:span text:style-name="T1">.</text:span><text:span text:style-name="T27">0</text:span><text:span text:style-name="T1">.</text:span><text:span text:style-name="T27">0</text:span><text:span text:style-name="T1">.</text:span><text:span text:style-name="T27">1</text:span><text:span text:style-name="T1">[</text:span><text:span text:style-name="T27">127</text:span><text:span text:style-name="T1">.</text:span><text:span text:style-name="T27">0</text:span><text:span text:style-name="T1">.</text:span><text:span text:style-name="T27">0</text:span><text:span text:style-name="T1">.</text:span><text:span text:style-name="T27">1</text:span><text:span text:style-name="T1">]:</text:span><text:span text:style-name="T27">10024</text:span><text:span text:style-name="T1">, delay=</text:span><text:span text:style-name="T27">1</text:span><text:span text:style-name="T1">.</text:span><text:span text:style-name="T27">1</text:span><text:span text:style-name="T1">, delays=</text:span><text:span text:style-name="T27">0</text:span><text:span text:style-name="T1">.</text:span><text:span text:style-name="T27">06</text:span><text:span text:style-name="T1">/</text:span><text:span text:style-name="T27">0</text:span><text:span text:style-name="T1">.</text:span><text:span text:style-name="T27">01</text:span><text:span text:style-name="T1">/</text:span><text:span text:style-name="T27">0</text:span><text:span text:style-name="T1">.</text:span><text:span text:style-name="T27">01</text:span><text:span text:style-name="T1">/</text:span><text:span text:style-name="T27">1</text:span><text:span text:style-name="T1">.</text:span><text:span text:style-name="T27">1</text:span><text:span text:style-name="T1">, dsn=</text:span><text:span text:style-name="T27">2</text:span><text:span text:style-name="T1">.</text:span><text:span text:style-name="T27">0</text:span><text:span text:style-name="T1">.</text:span><text:span text:style-name="T27">0</text:span><text:span text:style-name="T1">, status=sent (</text:span><text:span text:style-name="T27">250 2</text:span><text:span text:style-name="T1">.</text:span><text:span text:style-name="T27">0</text:span><text:span text:style-name="T1">.</text:span><text:span text:style-name="T27">0</text:span><text:span text:style-name="T1"> from MTA(smtp:[</text:span><text:span text:style-name="T27">127</text:span><text:span text:style-name="T1">.</text:span><text:span text:style-name="T27">0</text:span><text:span text:style-name="T1">.</text:span><text:span text:style-name="T27">0</text:span><text:span text:style-name="T1">.</text:span><text:span text:style-name="T27">1</text:span><text:span text:style-name="T1">]:</text:span><text:span text:style-name="T27">10025</text:span><text:span text:style-name="T1">): </text:span><text:span text:style-name="T27">250 2</text:span><text:span text:style-name="T1">.</text:span><text:span text:style-name="T27">0</text:span><text:span text:style-name="T1">.</text:span><text:span text:style-name="T27">0</text:span><text:span text:style-name="T1"> Ok: queued as </text:span><text:span text:style-name="T27">3D03660673</text:span><text:span text:style-name="T1">)<text:line-break/>Jun <text:s/></text:span><text:span text:style-name="T27">1 </text:span><text:span text:style-name="T1">09:20:10 postfix postfix/qmgr[</text:span><text:span text:style-name="T27">1604</text:span><text:span text:style-name="T1">]: </text:span><text:span text:style-name="T27">2C0AB60671</text:span><text:span text:style-name="T1">: removed</text:span></text:p>
      <text:p text:style-name="P29"><text:span text:style-name="T13"><text:s/></text:span></text:p>
      <text:p text:style-name="P31"><text:span text:style-name="T12"/></text:p>
      <text:h text:style-name="P18" text:outline-level="3"><text:span text:style-name="T19">8</text:span> Anhang</text:h>
      <text:p text:style-name="P30">* <text:s/><text:span text:style-name="T18">db.u10.cyberlab.fhnw.ch</text:span></text:p>
      <text:p text:style-name="P30">* <text:s/><text:span text:style-name="T18">db.192.168.97</text:span></text:p>
      <text:p text:style-name="P30">* main.cf</text:p>
      <text:p text:style-name="P30">* master.c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JetBrains Mono" svg:font-family="'JetBrains Mono'"/>
    <style:font-face style:name="JetBrains Mono1"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7T12:36:15.152596629</meta:creation-date>
    <dc:date>2024-06-01T12:23:49.927615713</dc:date>
    <meta:editing-duration>PT3H51M4S</meta:editing-duration>
    <meta:editing-cycles>24</meta:editing-cycles>
    <meta:generator>LibreOffice/24.2.3.2$Linux_X86_64 LibreOffice_project/433d9c2ded56988e8a90e6b2e771ee4e6a5ab2ba</meta:generator>
    <meta:print-date>2024-06-01T10:31:40.003084182</meta:print-date>
    <meta:printed-by>PDF files</meta:printed-by>
    <meta:document-statistic meta:table-count="0" meta:image-count="0" meta:object-count="0" meta:page-count="7" meta:paragraph-count="44" meta:word-count="1513" meta:character-count="15315" meta:non-whitespace-character-count="13615"/>
  </office:meta>
</office:document-meta>
</file>